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ac24" officeooo:paragraph-rsid="0003ac24"/>
    </style:style>
    <style:style style:name="P2" style:family="paragraph" style:parent-style-name="Standard">
      <style:paragraph-properties fo:text-align="start" style:justify-single-word="false"/>
      <style:text-properties officeooo:rsid="0003ac24" officeooo:paragraph-rsid="0003ac24"/>
    </style:style>
    <style:style style:name="P3" style:family="paragraph" style:parent-style-name="Standard">
      <style:paragraph-properties fo:text-align="start" style:justify-single-word="false"/>
      <style:text-properties officeooo:rsid="0003ac24" officeooo:paragraph-rsid="0003ac24"/>
    </style:style>
    <style:style style:name="P4" style:family="paragraph" style:parent-style-name="Standard">
      <style:paragraph-properties fo:text-align="start" style:justify-single-word="false"/>
      <style:text-properties officeooo:rsid="000b7105" officeooo:paragraph-rsid="000b7105"/>
    </style:style>
    <style:style style:name="T1" style:family="text">
      <style:text-properties officeooo:rsid="000463a4"/>
    </style:style>
    <style:style style:name="T2" style:family="text">
      <style:text-properties officeooo:rsid="00055837"/>
    </style:style>
    <style:style style:name="T3" style:family="text">
      <style:text-properties officeooo:rsid="0006696c"/>
    </style:style>
    <style:style style:name="T4" style:family="text">
      <style:text-properties officeooo:rsid="00068576"/>
    </style:style>
    <style:style style:name="T5" style:family="text">
      <style:text-properties officeooo:rsid="0009f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</text:p>
      <text:p text:style-name="P1"/>
      <text:p text:style-name="P1"/>
      <text:p text:style-name="P2">- La barre de recherche a un contour orange lorsque l’on écris. </text:p>
      <text:p text:style-name="P2">- Taille du body ?</text:p>
      <text:p text:style-name="P2">- <text:span text:style-name="T1">J’ai importé l’icône localisation d’internet c’est dérangeant ?</text:span></text:p>
      <text:p text:style-name="P2">- <text:span text:style-name="T2">Le breakpoint il est par rapport à la résolution de l’écran du telephone ou de la taille de la fenêtre ?</text:span></text:p>
      <text:p text:style-name="P2">- <text:span text:style-name="T3">Découpage de la pag</text:span><text:span text:style-name="T4">e ?</text:span></text:p>
      <text:p text:style-name="P2">- <text:span text:style-name="T4">Filtres j’ai utilisé une liste c’est bon ?</text:span></text:p>
      <text:p text:style-name="P2">- <text:span text:style-name="T5">Possibilité de faire les mêmes class ?</text:span></text:p>
      <text:p text:style-name="P2"/>
      <text:p text:style-name="P4">o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8:52:56.123547249</meta:creation-date>
    <dc:date>2021-11-30T18:54:16.594733770</dc:date>
    <meta:editing-duration>PT2H22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73" meta:character-count="372" meta:non-whitespace-character-count="307"/>
  </office:meta>
</office:document-meta>
</file>